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margin-top="0cm" fo:margin-bottom="0cm" style:contextual-spacing="false" fo:text-indent="0cm" style:auto-text-indent="false"/>
    </style:style>
    <style:style style:name="P2" style:family="paragraph" style:parent-style-name="Standard">
      <style:text-properties officeooo:paragraph-rsid="0003d916"/>
    </style:style>
    <style:style style:name="P3" style:family="paragraph" style:parent-style-name="Standard">
      <style:text-properties officeooo:paragraph-rsid="00054e25"/>
    </style:style>
    <style:style style:name="P4" style:family="paragraph" style:parent-style-name="Standard">
      <style:text-properties officeooo:paragraph-rsid="00090d62"/>
    </style:style>
    <style:style style:name="P5" style:family="paragraph" style:parent-style-name="Text_20_body">
      <style:text-properties officeooo:paragraph-rsid="0003d916"/>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Text_20_body" style:list-style-name="L5">
      <style:paragraph-properties fo:margin-left="0cm" fo:margin-right="0cm" fo:margin-top="0cm" fo:margin-bottom="0cm" style:contextual-spacing="false" fo:text-indent="0cm" style:auto-text-indent="false"/>
    </style:style>
    <style:style style:name="P8" style:family="paragraph" style:parent-style-name="Text_20_body" style:list-style-name="L11">
      <style:paragraph-properties fo:margin-left="0cm" fo:margin-right="0cm" fo:margin-top="0cm" fo:margin-bottom="0cm" style:contextual-spacing="false" fo:text-indent="0cm" style:auto-text-indent="false"/>
    </style:style>
    <style:style style:name="P9" style:family="paragraph" style:parent-style-name="Text_20_body" style:list-style-name="L12">
      <style:paragraph-properties fo:margin-left="0cm" fo:margin-right="0cm" fo:margin-top="0cm" fo:margin-bottom="0cm" style:contextual-spacing="false" fo:text-indent="0cm" style:auto-text-indent="false"/>
    </style:style>
    <style:style style:name="P10" style:family="paragraph" style:parent-style-name="Text_20_body" style:list-style-name="L13">
      <style:paragraph-properties fo:margin-left="0cm" fo:margin-right="0cm" fo:margin-top="0cm" fo:margin-bottom="0cm" style:contextual-spacing="false" fo:text-indent="0cm" style:auto-text-indent="false"/>
    </style:style>
    <style:style style:name="P11" style:family="paragraph" style:parent-style-name="Text_20_body" style:list-style-name="L14">
      <style:paragraph-properties fo:margin-left="0cm" fo:margin-right="0cm" fo:margin-top="0cm" fo:margin-bottom="0cm" style:contextual-spacing="false" fo:text-indent="0cm" style:auto-text-indent="false"/>
    </style:style>
    <style:style style:name="P12" style:family="paragraph" style:parent-style-name="Text_20_body" style:list-style-name="L18">
      <style:paragraph-properties fo:margin-left="0cm" fo:margin-right="0cm" fo:margin-top="0cm" fo:margin-bottom="0cm" style:contextual-spacing="false" fo:text-indent="0cm" style:auto-text-indent="false"/>
    </style:style>
    <style:style style:name="P13" style:family="paragraph" style:parent-style-name="Text_20_body" style:list-style-name="L19">
      <style:paragraph-properties fo:margin-left="0cm" fo:margin-right="0cm" fo:margin-top="0cm" fo:margin-bottom="0cm" style:contextual-spacing="false" fo:text-indent="0cm" style:auto-text-indent="false"/>
    </style:style>
    <style:style style:name="P14" style:family="paragraph" style:parent-style-name="Text_20_body" style:list-style-name="L20">
      <style:paragraph-properties fo:margin-left="0cm" fo:margin-right="0cm" fo:margin-top="0cm" fo:margin-bottom="0cm" style:contextual-spacing="false" fo:text-indent="0cm" style:auto-text-indent="false"/>
    </style:style>
    <style:style style:name="P15" style:family="paragraph" style:parent-style-name="Text_20_body" style:list-style-name="L21">
      <style:paragraph-properties fo:margin-left="0cm" fo:margin-right="0cm" fo:margin-top="0cm" fo:margin-bottom="0cm" style:contextual-spacing="false" fo:text-indent="0cm" style:auto-text-indent="false"/>
    </style:style>
    <style:style style:name="P16" style:family="paragraph" style:parent-style-name="Text_20_body" style:list-style-name="L23">
      <style:paragraph-properties fo:margin-left="0cm" fo:margin-right="0cm" fo:margin-top="0cm" fo:margin-bottom="0cm" style:contextual-spacing="false" fo:text-indent="0cm" style:auto-text-indent="false"/>
    </style:style>
    <style:style style:name="P17" style:family="paragraph" style:parent-style-name="Text_20_body" style:list-style-name="L25">
      <style:paragraph-properties fo:margin-left="0cm" fo:margin-right="0cm" fo:margin-top="0cm" fo:margin-bottom="0cm" style:contextual-spacing="false" fo:text-indent="0cm" style:auto-text-indent="false"/>
    </style:style>
    <style:style style:name="P18" style:family="paragraph" style:parent-style-name="Text_20_body" style:list-style-name="L26">
      <style:paragraph-properties fo:margin-left="0cm" fo:margin-right="0cm" fo:margin-top="0cm" fo:margin-bottom="0cm" style:contextual-spacing="false" fo:text-indent="0cm" style:auto-text-indent="false"/>
    </style:style>
    <style:style style:name="P19" style:family="paragraph" style:parent-style-name="Text_20_body" style:list-style-name="L30">
      <style:paragraph-properties fo:margin-left="0cm" fo:margin-right="0cm" fo:margin-top="0cm" fo:margin-bottom="0cm" style:contextual-spacing="false" fo:text-indent="0cm" style:auto-text-indent="false"/>
    </style:style>
    <style:style style:name="P20" style:family="paragraph" style:parent-style-name="Text_20_body" style:list-style-name="L31">
      <style:paragraph-properties fo:margin-left="0cm" fo:margin-right="0cm" fo:margin-top="0cm" fo:margin-bottom="0cm" style:contextual-spacing="false" fo:text-indent="0cm" style:auto-text-indent="false"/>
    </style:style>
    <style:style style:name="P21" style:family="paragraph" style:parent-style-name="Text_20_body" style:list-style-name="L32">
      <style:paragraph-properties fo:margin-left="0cm" fo:margin-right="0cm" fo:margin-top="0cm" fo:margin-bottom="0cm" style:contextual-spacing="false" fo:text-indent="0cm" style:auto-text-indent="false"/>
    </style:style>
    <style:style style:name="P22" style:family="paragraph" style:parent-style-name="Text_20_body" style:list-style-name="L33">
      <style:paragraph-properties fo:margin-left="0cm" fo:margin-right="0cm" fo:margin-top="0cm" fo:margin-bottom="0cm" style:contextual-spacing="false" fo:text-indent="0cm" style:auto-text-indent="false"/>
    </style:style>
    <style:style style:name="P23" style:family="paragraph" style:parent-style-name="Text_20_body" style:list-style-name="L34">
      <style:paragraph-properties fo:margin-left="0cm" fo:margin-right="0cm" fo:margin-top="0cm" fo:margin-bottom="0cm" style:contextual-spacing="false" fo:text-indent="0cm" style:auto-text-indent="false"/>
    </style:style>
    <style:style style:name="P24" style:family="paragraph" style:parent-style-name="Text_20_body" style:list-style-name="L35">
      <style:paragraph-properties fo:margin-left="0cm" fo:margin-right="0cm" fo:margin-top="0cm" fo:margin-bottom="0cm" style:contextual-spacing="false" fo:text-indent="0cm" style:auto-text-indent="false"/>
    </style:style>
    <style:style style:name="P25" style:family="paragraph" style:parent-style-name="Text_20_body" style:list-style-name="L36">
      <style:paragraph-properties fo:margin-left="0cm" fo:margin-right="0cm" fo:margin-top="0cm" fo:margin-bottom="0cm" style:contextual-spacing="false" fo:text-indent="0cm" style:auto-text-indent="false"/>
    </style:style>
    <style:style style:name="P26" style:family="paragraph" style:parent-style-name="Text_20_body" style:list-style-name="L38">
      <style:paragraph-properties fo:margin-left="0cm" fo:margin-right="0cm" fo:margin-top="0cm" fo:margin-bottom="0cm" style:contextual-spacing="false" fo:text-indent="0cm" style:auto-text-indent="false"/>
    </style:style>
    <style:style style:name="P27" style:family="paragraph" style:parent-style-name="Text_20_body" style:list-style-name="L39">
      <style:paragraph-properties fo:margin-left="0cm" fo:margin-right="0cm" fo:margin-top="0cm" fo:margin-bottom="0cm" style:contextual-spacing="false" fo:text-indent="0cm" style:auto-text-indent="false"/>
    </style:style>
    <style:style style:name="P28" style:family="paragraph" style:parent-style-name="Text_20_body" style:list-style-name="L40">
      <style:paragraph-properties fo:margin-left="0cm" fo:margin-right="0cm" fo:margin-top="0cm" fo:margin-bottom="0cm" style:contextual-spacing="false" fo:text-indent="0cm" style:auto-text-indent="false"/>
    </style:style>
    <style:style style:name="P29" style:family="paragraph" style:parent-style-name="Text_20_body" style:list-style-name="L42">
      <style:paragraph-properties fo:margin-left="0cm" fo:margin-right="0cm" fo:margin-top="0cm" fo:margin-bottom="0cm" style:contextual-spacing="false" fo:text-indent="0cm" style:auto-text-indent="false"/>
    </style:style>
    <style:style style:name="P30" style:family="paragraph" style:parent-style-name="Text_20_body" style:list-style-name="L44">
      <style:paragraph-properties fo:margin-left="0cm" fo:margin-right="0cm" fo:margin-top="0cm" fo:margin-bottom="0cm" style:contextual-spacing="false" fo:text-indent="0cm" style:auto-text-indent="false"/>
    </style:style>
    <style:style style:name="P31" style:family="paragraph" style:parent-style-name="Text_20_body" style:list-style-name="L45">
      <style:paragraph-properties fo:margin-left="0cm" fo:margin-right="0cm" fo:margin-top="0cm" fo:margin-bottom="0cm" style:contextual-spacing="false" fo:text-indent="0cm" style:auto-text-indent="false"/>
    </style:style>
    <style:style style:name="P32" style:family="paragraph" style:parent-style-name="Text_20_body" style:list-style-name="L46">
      <style:paragraph-properties fo:margin-left="0cm" fo:margin-right="0cm" fo:margin-top="0cm" fo:margin-bottom="0cm" style:contextual-spacing="false" fo:text-indent="0cm" style:auto-text-indent="false"/>
    </style:style>
    <style:style style:name="P33" style:family="paragraph" style:parent-style-name="Text_20_body" style:list-style-name="L47">
      <style:paragraph-properties fo:margin-left="0cm" fo:margin-right="0cm" fo:margin-top="0cm" fo:margin-bottom="0cm" style:contextual-spacing="false" fo:text-indent="0cm" style:auto-text-indent="false"/>
    </style:style>
    <style:style style:name="P34" style:family="paragraph" style:parent-style-name="Text_20_body" style:list-style-name="L48">
      <style:paragraph-properties fo:margin-left="0cm" fo:margin-right="0cm" fo:margin-top="0cm" fo:margin-bottom="0cm" style:contextual-spacing="false" fo:text-indent="0cm" style:auto-text-indent="false"/>
    </style:style>
    <style:style style:name="P35" style:family="paragraph" style:parent-style-name="Text_20_body" style:list-style-name="L49">
      <style:paragraph-properties fo:margin-left="0cm" fo:margin-right="0cm" fo:margin-top="0cm" fo:margin-bottom="0cm" style:contextual-spacing="false" fo:text-indent="0cm" style:auto-text-indent="false"/>
    </style:style>
    <style:style style:name="P36" style:family="paragraph" style:parent-style-name="Text_20_body" style:list-style-name="L50">
      <style:paragraph-properties fo:margin-left="0cm" fo:margin-right="0cm" fo:margin-top="0cm" fo:margin-bottom="0cm" style:contextual-spacing="false" fo:text-indent="0cm" style:auto-text-indent="false"/>
    </style:style>
    <style:style style:name="P37" style:family="paragraph" style:parent-style-name="Text_20_body" style:list-style-name="L51">
      <style:paragraph-properties fo:margin-left="0cm" fo:margin-right="0cm" fo:margin-top="0cm" fo:margin-bottom="0cm" style:contextual-spacing="false" fo:text-indent="0cm" style:auto-text-indent="false"/>
    </style:style>
    <style:style style:name="T1" style:family="text">
      <style:text-properties officeooo:rsid="0003d916"/>
    </style:style>
    <style:style style:name="T2" style:family="text">
      <style:text-properties fo:background-color="transparent" loext:char-shading-value="0"/>
    </style:style>
    <style:style style:name="T3" style:family="text">
      <style:text-properties officeooo:rsid="0003d916" fo:background-color="transparent" loext:char-shading-value="0"/>
    </style:style>
    <style:style style:name="T4" style:family="text">
      <style:text-properties officeooo:rsid="00042736" fo:background-color="transparent" loext:char-shading-value="0"/>
    </style:style>
    <style:style style:name="T5" style:family="text">
      <style:text-properties officeooo:rsid="00054e25"/>
    </style:style>
    <style:style style:name="T6" style:family="text">
      <style:text-properties officeooo:rsid="0005ecd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4">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Lista de exercícios para estudos.<text:line-break/>Aluno: Cristian de Biasi<text:line-break/>SIS 3 período<text:line-break/><text:line-break/></text:span><text:bookmark text:name="docs-internal-guid-be2958e3-7fff-38ea-c4b5-37e15181f9e5"/><text:span text:style-name="T1">1 - </text:span><text:span text:style-name="T2">Explique o princípio de funcionamento do Bubble Sort:<text:line-break/><text:line-break/></text:span><text:span text:style-name="Strong_20_Emphasis"><text:span text:style-name="T2">Comparação inicial:</text:span></text:span><text:span text:style-name="T2"> O algoritmo inicia percorrendo o conjunto de dados, comparando cada par de elementos adjacentes.</text:span></text:p>
      <text:list text:style-name="L5">
        <text:list-header>
          <text:p text:style-name="P7"><text:span text:style-name="Strong_20_Emphasis">Troca de elementos:</text:span> Se o primeiro elemento do par for maior que o segundo, seus valores são trocados de posição. Essa ação garante que os elementos maiores "subam" como bolhas em um líquido, daí o nome do algoritmo.</text:p>
          <text:p text:style-name="P7"><text:span text:style-name="Strong_20_Emphasis">Repetição do processo:</text:span> As comparações e trocas são repetidas por todo o conjunto de dados, completando uma "passagem".</text:p>
          <text:p text:style-name="P7"><text:span text:style-name="Strong_20_Emphasis">Redução do tamanho do conjunto:</text:span> A cada passagem, o maior elemento já estará na sua posição final, portanto, o algoritmo pode ignorar a última posição do conjunto.</text:p>
          <text:p text:style-name="P7"><text:span text:style-name="Strong_20_Emphasis">Verificação de ordenação:</text:span> O algoritmo continua realizando passagens até que nenhuma troca seja necessária, indicando que o conjunto está ordenado.</text:p>
        </text:list-header>
      </text:list>
      <text:p text:style-name="P2"><text:span text:style-name="T2"><text:line-break/></text:span><text:bookmark text:name="docs-internal-guid-c9dc0139-7fff-2eb4-67c2-3ba9a97bb638"/><text:span text:style-name="T3">2 - </text:span><text:span text:style-name="T2">Qual é a complexidade de tempo do Bubble Sort no pior caso, melhor caso e caso médio?</text:span></text:p>
      <text:p text:style-name="P2"><text:span text:style-name="T2"><text:line-break/></text:span><text:span text:style-name="Strong_20_Emphasis"><text:span text:style-name="T2">Pior caso:</text:span></text:span></text:p>
      <text:p text:style-name="P6">No pior caso, o Bubble Sort precisa realizar <text:span text:style-name="Strong_20_Emphasis">N^2 comparações e trocas</text:span>, onde N representa o número de elementos no conjunto de dados. Isso ocorre quando o conjunto está ordenado de forma decrescente.</text:p>
      <text:p text:style-name="P5"><text:span text:style-name="Strong_20_Emphasis"><text:span text:style-name="T2">Melhor caso:</text:span></text:span>No melhor caso, o Bubble Sort pode realizar apenas <text:span text:style-name="Strong_20_Emphasis">N - 1 comparações</text:span> e <text:span text:style-name="Strong_20_Emphasis">0 trocas</text:span>, quando o conjunto já está ordenado de forma crescente.</text:p>
      <text:p text:style-name="P2"><text:span text:style-name="T2"><text:line-break/></text:span><text:span text:style-name="Strong_20_Emphasis"><text:span text:style-name="T2">Caso médio:</text:span></text:span></text:p>
      <text:p text:style-name="P6">O caso médio do Bubble Sort se aproxima do pior caso, com o algoritmo realizando em média <text:span text:style-name="Strong_20_Emphasis">N^2/2 comparações e trocas</text:span>. Isso porque, em cada passagem, o algoritmo garante que os maiores elementos "subam" para suas posições finais, reduzindo o número de comparações e trocas necessárias nas passagens subsequentes.</text:p>
      <text:p text:style-name="P2"><text:span text:style-name="T2"><text:line-break/></text:span><text:span text:style-name="T4">3 - </text:span><text:bookmark text:name="docs-internal-guid-a4948de9-7fff-c12e-c528-4f1990139947"/><text:span text:style-name="T4">Por que o Bubble Sort não é eficiente para grandes conjuntos de dados?</text:span></text:p>
      <text:p text:style-name="P2"><text:line-break/>A principal razão pela qual o Bubble Sort não é eficiente para grandes conjuntos de dados reside na sua <text:span text:style-name="Strong_20_Emphasis">complexidade de tempo quadrática</text:span>, representada por <text:span text:style-name="Strong_20_Emphasis">O(N^2)</text:span>. Essa complexidade indica que o tempo de execução do algoritmo cresce quadraticamente em relação ao tamanho do conjunto de dados (N). <text:line-break/><text:line-break/><text:span text:style-name="Strong_20_Emphasis">Conclusão:</text:span></text:p>
      <text:p text:style-name="P6">Embora o Bubble Sort seja um algoritmo simples e fácil de entender, sua complexidade de tempo quadrática o torna inadequado para ordenação de grandes conjuntos de dados. Para tais casos, algoritmos mais eficientes como o Merge Sort ou o Quicksort são geralmente utilizados.</text:p>
      <text:p text:style-name="P2"><text:line-break/><text:span text:style-name="T5">4 - </text:span><text:bookmark text:name="docs-internal-guid-635cf987-7fff-a3bb-c752-fa9c6bcfdea0"/><text:span text:style-name="T2">Descreva como o Selection Sort funciona.</text:span></text:p>
      <text:p text:style-name="P5"><text:line-break/>O Selection Sort é um algoritmo de ordenação simples e eficiente que funciona percorrendo <text:soft-page-break/>repetidamente a lista de dados. Em cada iteração, ele seleciona o menor elemento (ou maior, dependendo da necessidade) da parte <text:span text:style-name="Strong_20_Emphasis">não ordenada</text:span> da lista e o troca com o primeiro elemento dessa parte.</text:p>
      <text:p text:style-name="P6">Podemos resumir o processo em 3 passos:</text:p>
      <text:list text:style-name="L11">
        <text:list-item>
          <text:p text:style-name="P8"><text:span text:style-name="Strong_20_Emphasis">Selecionar mínimo:</text:span> Percorra a lista não ordenada para encontrar o elemento mínimo (ou máximo).</text:p>
        </text:list-item>
        <text:list-item>
          <text:p text:style-name="P8"><text:span text:style-name="Strong_20_Emphasis">Trocar:</text:span> Troque o elemento mínimo encontrado com o primeiro elemento da lista não ordenada.</text:p>
        </text:list-item>
        <text:list-item>
          <text:p text:style-name="P8"><text:span text:style-name="Strong_20_Emphasis">Repetir:</text:span> Repita os passos 1 e 2 até que toda a lista esteja ordenada.</text:p>
        </text:list-item>
      </text:list>
      <text:p text:style-name="P5">Com cada iteração, a lista ordenada vai crescendo de tamanho em um elemento, enquanto a lista não ordenada vai diminuindo. No final do processo, a lista inteira estará ordenada.</text:p>
      <text:p text:style-name="P6">Selection Sort é um algoritmo in-place, o que significa que ele ordena a lista diretamente sem precisar de memória extra. Isso é uma vantagem em situações com memória limitada.</text:p>
      <text:p text:style-name="P3"><text:line-break/><text:bookmark text:name="docs-internal-guid-7c5ebfa3-7fff-731b-26db-8b588a9f88a2"/><text:span text:style-name="T2">Qual é a complexidade de tempo do Selection Sort no pior caso, melhor caso e caso médio?</text:span> <text:line-break/><text:line-break/><text:span text:style-name="Strong_20_Emphasis">Pior caso:</text:span> O pior caso do Selection Sort ocorre quando a lista está ordenada na ordem inversa (ou seja, do maior para o menor). Nesse caso, em cada iteração, o algoritmo precisa percorrer toda a lista não ordenada para encontrar o menor elemento, resultando em <text:span text:style-name="Strong_20_Emphasis">n²</text:span> operações.</text:p>
      <text:p text:style-name="P6"><text:span text:style-name="Strong_20_Emphasis">Melhor caso:</text:span> O melhor caso do Selection Sort ocorre quando a lista já está ordenada na ordem desejada (crescente ou decrescente). Nesse caso, o algoritmo precisa realizar apenas <text:span text:style-name="Strong_20_Emphasis">n - 1</text:span> trocas de elementos, resultando em <text:span text:style-name="Strong_20_Emphasis">n - 1</text:span> operações. No entanto, este caso é incomum e não é considerado na análise da complexidade de tempo do algoritmo.</text:p>
      <text:p text:style-name="P6"><text:span text:style-name="Strong_20_Emphasis">Caso médio:</text:span> O caso médio do Selection Sort representa o comportamento típico do algoritmo para listas aleatórias ou com ordenação aleatória. Analisando matematicamente, a média do número de operações em cada iteração é <text:span text:style-name="Strong_20_Emphasis">n/2</text:span>, e como o algoritmo precisa realizar <text:span text:style-name="Strong_20_Emphasis">n</text:span> iterações, a complexidade de tempo no caso médio também é <text:span text:style-name="Strong_20_Emphasis">O(n²)</text:span>.</text:p>
      <text:p text:style-name="P2"><text:line-break/><text:bookmark text:name="docs-internal-guid-13fe1789-7fff-a3a0-606c-255d83424b14"/><text:span text:style-name="T2">O Selection Sort é estável? Explique.</text:span> <text:line-break/><text:line-break/>O Selection Sort padrão <text:span text:style-name="Strong_20_Emphasis">não é um algoritmo de ordenação estável</text:span>. Um algoritmo de ordenação é considerado estável se ele preserva a ordem original de elementos com chaves iguais na lista ordenada.</text:p>
      <text:p text:style-name="P6">O problema de estabilidade do Selection Sort surge devido à forma como ele seleciona o elemento mínimo (ou máximo) para troca. O algoritmo percorre a lista não ordenada para encontrar o elemento mínimo, mas ele não considera a ordem original dos elementos com o mesmo valor mínimo.</text:p>
      <text:p text:style-name="P3"><text:line-break/><text:bookmark text:name="docs-internal-guid-663ca5df-7fff-c764-b27c-15d24417f54f"/><text:span text:style-name="T2">Explique o princípio de funcionamento do Insertion Sort.</text:span> <text:line-break/><text:line-break/>O <text:span text:style-name="Strong_20_Emphasis">Insertion Sort</text:span>, ou ordenação por inserção em português, é um algoritmo de ordenação simples e eficiente, ideal para conjuntos de dados pequenos a moderados. Ele funciona de forma intuitiva, como se você estivesse organizando cartas em sua mão:</text:p>
      <text:p text:style-name="P6"><text:span text:style-name="Strong_20_Emphasis">1. Dividindo o baralho:</text:span></text:p>
      <text:list text:style-name="L12">
        <text:list-item>
          <text:p text:style-name="P9">Imagine os dados como um baralho de cartas. Inicialmente, considere a primeira carta como o único elemento ordenado e o restante do baralho como não ordenado.</text:p>
        </text:list-item>
      </text:list>
      <text:p text:style-name="P6"><text:span text:style-name="Strong_20_Emphasis">2. Inserindo carta por carta:</text:span></text:p>
      <text:list text:style-name="L13">
        <text:list-item>
          <text:p text:style-name="P10">Pegue a carta do topo do baralho não ordenado (a segunda carta no início).</text:p>
        </text:list-item>
        <text:list-item>
          <text:p text:style-name="P10"><text:soft-page-break/>Compare essa carta com cada carta do baralho ordenado, começando pela última (a primeira carta).</text:p>
        </text:list-item>
        <text:list-item>
          <text:p text:style-name="P10">Deslize as cartas ordenadas para a direita até encontrar a posição correta para a carta nova, onde ela seja maior ou igual à carta anterior e menor ou igual à posterior.</text:p>
        </text:list-item>
        <text:list-item>
          <text:p text:style-name="P10">Insira a carta nova na posição correta, empurrando as cartas ordenadas adjacentes para a direita.</text:p>
        </text:list-item>
        <text:list-item>
          <text:p text:style-name="P10">Repita o processo com a próxima carta do baralho não ordenado, e assim por diante, até que todas as cartas estejam inseridas no baralho ordenado.</text:p>
        </text:list-item>
      </text:list>
      <text:p text:style-name="P6"><text:span text:style-name="Strong_20_Emphasis">3. Refinando o baralho:</text:span></text:p>
      <text:list text:style-name="L14">
        <text:list-item>
          <text:p text:style-name="P11">A cada iteração, o baralho ordenado cresce, enquanto o baralho não ordenado diminui.</text:p>
        </text:list-item>
        <text:list-item>
          <text:p text:style-name="P11">No final, todo o baralho estará ordenado, com as cartas na ordem crescente ou decrescente (dependendo da sua escolha).</text:p>
        </text:list-item>
      </text:list>
      <text:p text:style-name="P2"><text:line-break/><text:bookmark text:name="docs-internal-guid-42f1f92d-7fff-bca9-8964-d88e70d43a79"/><text:span text:style-name="T2">Qual é a complexidade de tempo do Insertion Sort no pior caso, melhor caso e caso médio?</text:span></text:p>
      <text:p text:style-name="P2"><text:line-break/><text:line-break/><text:span text:style-name="Strong_20_Emphasis">Pior caso:</text:span> O Insertion Sort apresenta uma complexidade de tempo de <text:span text:style-name="Strong_20_Emphasis">O(n²)</text:span> no pior caso. Isso significa que o tempo de execução do algoritmo cresce quadraticamente com o tamanho do conjunto de dados (n). <text:line-break/><text:span text:style-name="Strong_20_Emphasis">Melhor caso:</text:span> O Insertion Sort possui uma complexidade de tempo de <text:span text:style-name="Strong_20_Emphasis">O(n)</text:span> no melhor caso. Isso significa que o tempo de execução do algoritmo cresce linearmente com o tamanho do conjunto de dados (n). <text:line-break/><text:span text:style-name="Strong_20_Emphasis">Caso médio:</text:span> Em geral, a complexidade de tempo do Insertion Sort no caso médio também é de <text:span text:style-name="Strong_20_Emphasis">O(n²)</text:span>. Isso ocorre porque a maioria dos conjuntos de dados não está ordenada nem na ordem crescente nem na ordem decrescente, e o algoritmo precisa realizar um número significativo de comparações e deslocamentos para ordená-los. <text:line-break/><text:line-break/><text:bookmark text:name="docs-internal-guid-d54b51ea-7fff-b211-da0f-70da1928ea55"/><text:span text:style-name="T2">Como o Insertion Sort se comporta em listas quase ordenadas?</text:span></text:p>
      <text:p text:style-name="P2"><text:line-break/>O Insertion Sort se destaca em listas quase ordenadas, apresentando um desempenho superior em comparação com outros algoritmos de ordenação em tais cenários. Isso se deve a algumas características inerentes ao seu funcionamento: <text:line-break/><text:span text:style-name="T6">1 - </text:span><text:span text:style-name="Strong_20_Emphasis">Menor número de comparações:</text:span></text:p>
      <text:p text:style-name="P6">Em listas quase ordenadas, a maioria dos elementos já está relativamente próxima de suas posições finais. O Insertion Sort explora essa característica, realizando um número menor de comparações do que em listas desordenadas.</text:p>
      <text:p text:style-name="P6"><text:span text:style-name="Strong_20_Emphasis"><text:span text:style-name="T6">2 - </text:span></text:span><text:span text:style-name="Strong_20_Emphasis">Exploração da ordem parcial:</text:span></text:p>
      <text:p text:style-name="P6">O algoritmo aproveita a ordem parcial existente na lista, evitando deslocamentos desnecessários de elementos. Ao invés de mover grandes blocos de elementos, como em outros algoritmos, o Insertion Sort desloca apenas os elementos que estão fora de lugar, otimizando o tempo de execução.</text:p>
      <text:p text:style-name="P6"><text:span text:style-name="Strong_20_Emphasis"><text:span text:style-name="T6">3 - </text:span></text:span><text:span text:style-name="Strong_20_Emphasis">Eficiência em inserções:</text:span></text:p>
      <text:p text:style-name="P6">O Insertion Sort é intrinsecamente eficiente na inserção de elementos em listas ordenadas. Ao inserir um novo elemento, o algoritmo o posiciona na sua posição correta com um número mínimo de comparações e deslocamentos.</text:p>
      <text:p text:style-name="P2"><text:line-break/><text:bookmark text:name="docs-internal-guid-2344751b-7fff-fd02-61e1-872880d10d61"/><text:span text:style-name="T2">Descreva como o Merge Sort divide e combina os elementos da lista.</text:span></text:p>
      <text:p text:style-name="P2"><text:line-break/>O Merge Sort, também conhecido como ordenação por mesclagem, é um algoritmo de ordenação eficiente que utiliza a estratégia "dividir para conquistar" para ordenar listas de elementos. Ele funciona através das seguintes etapas:</text:p>
      <text:p text:style-name="P6"><text:soft-page-break/><text:span text:style-name="Strong_20_Emphasis"><text:line-break/>Divisão:</text:span></text:p>
      <text:list text:style-name="L18">
        <text:list-item>
          <text:p text:style-name="P12">A lista original é dividida em duas sublistas de tamanho aproximadamente igual, recursivamente, até que cada sublista contenha apenas um elemento. Isso é feito através da seleção de um ponto central na lista e dividindo-a em duas metades nesse ponto.</text:p>
        </text:list-item>
        <text:list-item>
          <text:p text:style-name="P12">Se a sublista tiver apenas um elemento, ela já está ordenada e não precisa de nenhuma modificação.</text:p>
        </text:list-item>
      </text:list>
      <text:p text:style-name="P6"><text:span text:style-name="Strong_20_Emphasis">Conquista:</text:span></text:p>
      <text:list text:style-name="L19">
        <text:list-item>
          <text:p text:style-name="P13">Cada sublista ordenada é ordenada individualmente utilizando o mesmo processo de divisão e conquista. Isso garante que cada sublista esteja completamente ordenada antes de serem combinadas.</text:p>
        </text:list-item>
      </text:list>
      <text:p text:style-name="P6"><text:span text:style-name="Strong_20_Emphasis">Combinação:</text:span></text:p>
      <text:list text:style-name="L20">
        <text:list-item>
          <text:p text:style-name="P14">As sublistas ordenadas são combinadas em uma única lista ordenada. A combinação é feita comparando os elementos das duas sublistas e inserindo o menor elemento na lista final. Esse processo é repetido até que todos os elementos das sublistas tenham sido inseridos na lista final.</text:p>
        </text:list-item>
      </text:list>
      <text:p text:style-name="P2"><text:line-break/><text:bookmark text:name="docs-internal-guid-726c3a0c-7fff-74f9-63f9-776f6dc4546c"/><text:span text:style-name="T2">Qual é a complexidade de tempo do Merge Sort no pior caso, melhor caso e caso médio?</text:span> <text:line-break/><text:line-break/><text:span text:style-name="Strong_20_Emphasis">Pior caso:</text:span> O pior caso do Merge Sort ocorre quando a lista de entrada está ordenada em ordem inversa. Nesse caso, a cada etapa de divisão, a menor sublista terá apenas um elemento, enquanto a maior sublista terá tamanho n/2. A função de mesclagem precisará comparar n elementos a cada etapa, resultando em um tempo total de O(n log n).</text:p>
      <text:list text:style-name="L21">
        <text:list-header>
          <text:p text:style-name="P15"><text:span text:style-name="Strong_20_Emphasis">Melhor caso:</text:span> O melhor caso do Merge Sort ocorre quando a lista de entrada já está ordenada. Nesse caso, a função de divisão simplesmente copiará os elementos da lista de entrada para as sublistas, sem necessidade de comparação. A função de mesclagem também não precisará realizar nenhuma comparação, pois as sublistas já estão ordenadas. O tempo total de execução nesse caso é de O(n), que é o menor tempo possível para qualquer algoritmo de ordenação que precisa acessar cada elemento da lista pelo menos uma vez.</text:p>
          <text:p text:style-name="P15"><text:span text:style-name="Strong_20_Emphasis">Caso médio:</text:span> O caso médio do Merge Sort representa o tempo de execução esperado para listas de entrada aleatórias. Através da análise matemática, é possível demonstrar que o tempo médio de execução também é de O(n log n).</text:p>
        </text:list-header>
      </text:list>
      <text:p text:style-name="P2"><text:line-break/><text:bookmark text:name="docs-internal-guid-8cf0e099-7fff-ce5c-edca-475c42b3e01e"/><text:span text:style-name="T2">O Merge Sort é um algoritmo in-place? Explique</text:span> <text:line-break/><text:line-break/>O Merge Sort tradicional não é um algoritmo in-place. Isso significa que ele requer memória adicional para armazenar as sublistas durante o processo de ordenação.</text:p>
      <text:p text:style-name="P6">Durante a divisão recursiva, a lista original é dividida em sublistas menores. Essas sublistas são manipuladas e ordenadas separadamente. <text:s/>Para realizar a combinação final, o Merge Sort precisa de espaço para armazenar temporariamente os elementos das sublistas ordenadas enquanto compara e insere os elementos na lista final.</text:p>
      <text:p text:style-name="P6">Essa alocação de memória extra para sublistas torna o Merge Sort não in-place. O espaço de memória adicional necessário é proporcional ao tamanho da lista de entrada.</text:p>
      <text:p text:style-name="P2"><text:line-break/><text:bookmark text:name="docs-internal-guid-ca6e8d75-7fff-a923-d77a-fcf08c362cf0"/><text:span text:style-name="T2">Explique o princípio de funcionamento do Quick Sort.</text:span></text:p>
      <text:p text:style-name="P2"><text:line-break/>O QuickSort, também conhecido como ordenação rápida, é um algoritmo de ordenação eficiente que utiliza a estratégia "dividir para conquistar" para ordenar listas de elementos. Ele é conhecido por sua simplicidade e bom desempenho em diversos cenários.</text:p>
      <text:p text:style-name="P6"><text:soft-page-break/><text:span text:style-name="Strong_20_Emphasis">Funcionamento:</text:span></text:p>
      <text:list text:style-name="L23">
        <text:list-item>
          <text:p text:style-name="P16"><text:span text:style-name="Strong_20_Emphasis">Seleção do pivô:</text:span> O algoritmo começa selecionando um elemento da lista como pivô. Esse pivô pode ser escolhido de diversas maneiras, como o primeiro elemento, o elemento mediano ou a média de três elementos.</text:p>
        </text:list-item>
        <text:list-item>
          <text:p text:style-name="P16"><text:span text:style-name="Strong_20_Emphasis">Particionamento:</text:span> A lista é particionada em duas sublistas:</text:p>
          <text:list>
            <text:list-item>
              <text:p text:style-name="P16"><text:span text:style-name="Strong_20_Emphasis">Sublista à esquerda:</text:span> Contém todos os elementos menores que o pivô.</text:p>
            </text:list-item>
            <text:list-item>
              <text:p text:style-name="P16"><text:span text:style-name="Strong_20_Emphasis">Sublista à direita:</text:span> Contém todos os elementos maiores que o pivô.</text:p>
            </text:list-item>
          </text:list>
        </text:list-item>
        <text:list-item>
          <text:p text:style-name="P16"><text:span text:style-name="Strong_20_Emphasis">Recursão:</text:span> O algoritmo chama a si mesmo recursivamente para ordenar as duas sublistas.</text:p>
        </text:list-item>
        <text:list-item>
          <text:p text:style-name="P16"><text:span text:style-name="Strong_20_Emphasis">Combinação:</text:span> As duas sublistas ordenadas são combinadas em uma única lista ordenada, com a sublista à esquerda seguida pelo pivô e depois pela sublista à direita.</text:p>
        </text:list-item>
      </text:list>
      <text:p text:style-name="P2"><text:line-break/><text:bookmark text:name="docs-internal-guid-ed2da367-7fff-945e-4375-b4fe6ef2ea00"/><text:span text:style-name="T2">Como o Quick Sort escolhe o pivô e por que isso é importante?</text:span></text:p>
      <text:p text:style-name="P2"><text:line-break/>A escolha do pivô no QuickSort é crucial para o desempenho do algoritmo. Um pivô bem escolhido resulta em particionamentos balanceados, que levam a um tempo de execução mais rápido e eficiente. Por outro lado, um pivô mal escolhido pode levar a particionamentos desbalanceados, o que pode degradar significativamente o desempenho do algoritmo, chegando a um tempo de execução de O(n^2), no pior caso.</text:p>
      <text:p text:style-name="P6"><text:span text:style-name="Strong_20_Emphasis">Métodos de seleção de pivô:</text:span></text:p>
      <text:p text:style-name="P6">Existem diversas estratégias para escolher o pivô no QuickSort, cada uma com suas vantagens e desvantagens:</text:p>
      <text:list text:style-name="L25">
        <text:list-item>
          <text:p text:style-name="P17"><text:span text:style-name="Strong_20_Emphasis">Primeiro elemento:</text:span> O primeiro elemento da lista é escolhido como pivô. Essa é a estratégia mais simples, mas pode levar a particionamentos desbalanceados, principalmente em listas quase ordenadas.</text:p>
        </text:list-item>
        <text:list-item>
          <text:p text:style-name="P17"><text:span text:style-name="Strong_20_Emphasis">Elemento mediano:</text:span> O elemento mediano da lista é escolhido como pivô. Essa estratégia geralmente leva a particionamentos mais balanceados, mas requer mais operações de comparação para encontrar o mediano.</text:p>
        </text:list-item>
        <text:list-item>
          <text:p text:style-name="P17"><text:span text:style-name="Strong_20_Emphasis">Mediana de três:</text:span> Escolhe-se três elementos aleatórios da lista e o mediano entre esses três elementos é usado como pivô. Essa estratégia é um bom equilíbrio entre simplicidade e eficiência, e tende a ter um bom desempenho na maioria dos casos.</text:p>
        </text:list-item>
        <text:list-item>
          <text:p text:style-name="P17"><text:span text:style-name="Strong_20_Emphasis">Pivô aleatório:</text:span> Um elemento aleatório da lista é escolhido como pivô. Essa estratégia é simples e geralmente leva a particionamentos balanceados, mas pode ter um desempenho ligeiramente inferior à mediana de três em alguns casos.</text:p>
        </text:list-item>
      </text:list>
      <text:p text:style-name="P6"><text:span text:style-name="Strong_20_Emphasis">Análise da importância da escolha do pivô:</text:span></text:p>
      <text:list text:style-name="L26">
        <text:list-item>
          <text:p text:style-name="P18"><text:span text:style-name="Strong_20_Emphasis">Particionamento balanceado:</text:span> Um pivô bem escolhido divide a lista em duas sublistas de tamanhos aproximadamente iguais, o que resulta em recursão mais eficiente. Isso porque a ordenação recursiva de cada sublista terá um tamanho similar, evitando a sobrecarga de um lado do algoritmo.</text:p>
        </text:list-item>
        <text:list-item>
          <text:p text:style-name="P18"><text:span text:style-name="Strong_20_Emphasis">Evitar o pior caso:</text:span> Um pivô mal escolhido, como o menor ou o maior elemento da lista, leva ao pior caso do QuickSort, com tempo de execução de O(n^2). Isso ocorre porque a recursão se concentra em um lado da lista, enquanto o outro lado permanece inalterado, resultando em ordenação ineficiente.</text:p>
        </text:list-item>
        <text:list-item>
          <text:p text:style-name="P18"><text:span text:style-name="Strong_20_Emphasis">Desempenho na prática:</text:span> A escolha do pivô pode ter um impacto significativo no desempenho do QuickSort em cenários reais. Em listas com muitos elementos repetidos ou quase ordenadas, a escolha de um bom pivô pode ser crucial para evitar particionamentos desbalanceados e obter um bom desempenho.<text:line-break/><text:line-break/><text:bookmark text:name="docs-internal-guid-2ec46e8e-7fff-f326-a457-25dac7f3505b"/><text:soft-page-break/><text:span text:style-name="T2">Qual é a complexidade de tempo do Quick Sort no pior caso, melhor caso e caso médio?</text:span> <text:line-break/><text:line-break/><text:span text:style-name="Strong_20_Emphasis">Pior caso:</text:span> O pior caso do QuickSort ocorre quando a lista de entrada está ordenada em ordem inversa ou quando o pivô escolhido é sempre o menor ou o maior elemento da lista. Nesse caso, a cada etapa de particionamento, uma das sublistas terá tamanho n-1, enquanto a outra sublista terá tamanho 0. A recursão continuará até que a sublista restante tenha apenas um elemento, resultando em um tempo total de O(n^2).</text:p>
        </text:list-item>
      </text:list>
      <text:p text:style-name="P2"><text:span text:style-name="Strong_20_Emphasis">Melhor caso:</text:span> O melhor caso do QuickSort ocorre quando a lista de entrada já está ordenada. Nesse caso, o pivô escolhido dividirá a lista em duas sublistas de tamanhos iguais, e a recursão ocorrerá em sublistas com tamanhos sempre decrescendo pela metade. O tempo total de execução nesse caso é de O(n log n).<text:line-break/><text:span text:style-name="Strong_20_Emphasis">Caso médio:</text:span> O caso médio do QuickSort representa o tempo de execução esperado para listas de entrada aleatórias. Através da análise matemática, é possível demonstrar que o tempo médio de execução também é de O(n log n). Essa análise considera que a escolha do pivô seja aleatória ou utilize uma estratégia que tende a gerar particionamentos balanceados na maioria dos casos.</text:p>
      <text:p text:style-name="P2"><text:line-break/><text:bookmark text:name="docs-internal-guid-dd9fba3d-7fff-ad0e-fd9f-c12566cb8f20"/><text:span text:style-name="T2">O Quick Sort é um algoritmo estável? Explique.</text:span> <text:line-break/><text:line-break/>O <text:span text:style-name="Strong_20_Emphasis">Quick Sort</text:span> não é um algoritmo estável por si só. Isso significa que a ordem original dos elementos com a mesma chave de ordenação <text:span text:style-name="Strong_20_Emphasis">não</text:span> é preservada após a ordenação.</text:p>
      <text:p text:style-name="P6">Para entender melhor, vamos analisar o processo de ordenação do Quick Sort:</text:p>
      <text:list text:style-name="L30">
        <text:list-item>
          <text:p text:style-name="P19"><text:span text:style-name="Strong_20_Emphasis">Particionamento:</text:span> O algoritmo escolhe um pivô e divide a lista em dois subconjuntos: elementos menores que o pivô e elementos maiores que o pivô.</text:p>
        </text:list-item>
        <text:list-item>
          <text:p text:style-name="P19"><text:span text:style-name="Strong_20_Emphasis">Recursão:</text:span> O Quick Sort é aplicado recursivamente em cada subconjunto até que todos os subconjuntos tenham apenas um elemento (ou nenhum elemento).</text:p>
        </text:list-item>
        <text:list-item>
          <text:p text:style-name="P19"><text:span text:style-name="Strong_20_Emphasis">Combinação:</text:span> Os subconjuntos ordenados são combinados na ordem correta para formar a lista ordenada final.</text:p>
        </text:list-item>
      </text:list>
      <text:p text:style-name="P6">Esse processo pode alterar a ordem original dos elementos com a mesma chave de ordenação. Imagine dois elementos com a mesma chave, A e B. Se A estiver no subconjunto à esquerda do pivô e B no subconjunto à direita, após a combinação dos subconjuntos, B ficará após A. Na ordem original, A poderia ter vindo antes de B.</text:p>
      <text:p text:style-name="P6">No entanto, é possível modificar o Quick Sort para torná-lo estável. Uma das maneiras mais comuns é manter um registro da ordem original de cada elemento durante todo o processo de ordenação. Ao combinar os subconjuntos, os elementos com a mesma chave de ordenação são ordenados de acordo com sua ordem original.</text:p>
      <text:p text:style-name="P6"><text:span text:style-name="Strong_20_Emphasis">Existem outras abordagens para tornar o Quick Sort estável, como:</text:span></text:p>
      <text:list text:style-name="L31">
        <text:list-item>
          <text:p text:style-name="P20"><text:span text:style-name="Strong_20_Emphasis">Usar uma fila de prioridade:</text:span> Em vez de particionar a lista em dois subconjuntos, os elementos podem ser inseridos em uma fila de prioridade com base em suas chaves de ordenação. A fila de prioridade garante que os elementos com a mesma chave serão removidos na ordem original de inserção.</text:p>
        </text:list-item>
        <text:list-item>
          <text:p text:style-name="P20"><text:span text:style-name="Strong_20_Emphasis">Modificar a recursão:</text:span> A recursão pode ser modificada para garantir que os elementos com a mesma chave sejam sempre colocados em um mesmo subconjunto.</text:p>
        </text:list-item>
      </text:list>
      <text:p text:style-name="P2"><text:line-break/><text:bookmark text:name="docs-internal-guid-1d1afa11-7fff-527e-ea22-763b93ca3d6d"/><text:span text:style-name="T2">Em que cenários cada algoritmo de ordenação é mais adequado?</text:span> <text:line-break/><text:line-break/><text:span text:style-name="Strong_20_Emphasis">Bubble Sort:</text:span></text:p>
      <text:list text:style-name="L32">
        <text:list-item>
          <text:p text:style-name="P21"><text:span text:style-name="Strong_20_Emphasis">Cenários adequados:</text:span></text:p>
          <text:list>
            <text:list-item>
              <text:p text:style-name="P21">Pequenas listas de dados não ordenados.</text:p>
            </text:list-item>
            <text:list-item>
              <text:p text:style-name="P21"><text:soft-page-break/>Casos em que a modificação frequente da lista durante a ordenação é necessária.</text:p>
            </text:list-item>
          </text:list>
        </text:list-item>
        <text:list-item>
          <text:p text:style-name="P21"><text:span text:style-name="Strong_20_Emphasis">Desvantagens:</text:span></text:p>
          <text:list>
            <text:list-item>
              <text:p text:style-name="P21">Ineficiente para grandes listas de dados devido à sua alta complexidade temporal (O(n²)).</text:p>
            </text:list-item>
            <text:list-item>
              <text:p text:style-name="P21">Realiza muitas comparações e trocas desnecessárias.</text:p>
            </text:list-item>
          </text:list>
        </text:list-item>
      </text:list>
      <text:p text:style-name="P6"><text:span text:style-name="Strong_20_Emphasis">Insertion Sort:</text:span></text:p>
      <text:list text:style-name="L33">
        <text:list-item>
          <text:p text:style-name="P22"><text:span text:style-name="Strong_20_Emphasis">Cenários adequados:</text:span></text:p>
          <text:list>
            <text:list-item>
              <text:p text:style-name="P22">Pequenas e médias listas de dados quase ordenados.</text:p>
            </text:list-item>
            <text:list-item>
              <text:p text:style-name="P22">Casos em que a ordenação precisa ser feita online, ou seja, à medida que os dados chegam.</text:p>
            </text:list-item>
          </text:list>
        </text:list-item>
        <text:list-item>
          <text:p text:style-name="P22"><text:span text:style-name="Strong_20_Emphasis">Desvantagens:</text:span></text:p>
          <text:list>
            <text:list-item>
              <text:p text:style-name="P22">Ineficiente para grandes listas de dados não ordenados (O(n²)).</text:p>
            </text:list-item>
            <text:list-item>
              <text:p text:style-name="P22">O desempenho se degrada com o aumento da desordem dos dados.</text:p>
            </text:list-item>
          </text:list>
        </text:list-item>
      </text:list>
      <text:p text:style-name="P6"><text:span text:style-name="Strong_20_Emphasis">Selection Sort:</text:span></text:p>
      <text:list text:style-name="L34">
        <text:list-item>
          <text:p text:style-name="P23"><text:span text:style-name="Strong_20_Emphasis">Cenários adequados:</text:span></text:p>
          <text:list>
            <text:list-item>
              <text:p text:style-name="P23">Simples de implementar e entender.</text:p>
            </text:list-item>
            <text:list-item>
              <text:p text:style-name="P23">Útil para fins didáticos.</text:p>
            </text:list-item>
          </text:list>
        </text:list-item>
        <text:list-item>
          <text:p text:style-name="P23"><text:span text:style-name="Strong_20_Emphasis">Desvantagens:</text:span></text:p>
          <text:list>
            <text:list-item>
              <text:p text:style-name="P23">Ineficiente para qualquer tamanho de lista devido à sua alta complexidade temporal (O(n²)).</text:p>
            </text:list-item>
            <text:list-item>
              <text:p text:style-name="P23">Realiza muitas comparações e trocas desnecessárias.</text:p>
            </text:list-item>
          </text:list>
        </text:list-item>
      </text:list>
      <text:p text:style-name="P6"><text:span text:style-name="Strong_20_Emphasis">Merge Sort:</text:span></text:p>
      <text:list text:style-name="L35">
        <text:list-item>
          <text:p text:style-name="P24"><text:span text:style-name="Strong_20_Emphasis">Cenários adequados:</text:span></text:p>
          <text:list>
            <text:list-item>
              <text:p text:style-name="P24">Ordenação de grandes listas de dados.</text:p>
            </text:list-item>
            <text:list-item>
              <text:p text:style-name="P24">Algoritmo estável que preserva a ordem original de elementos com chaves iguais.</text:p>
            </text:list-item>
            <text:list-item>
              <text:p text:style-name="P24">Bom desempenho em cenários onde a memória é limitada, pois utiliza ordenação em blocos.</text:p>
            </text:list-item>
          </text:list>
        </text:list-item>
        <text:list-item>
          <text:p text:style-name="P24"><text:span text:style-name="Strong_20_Emphasis">Desvantagens:</text:span></text:p>
          <text:list>
            <text:list-item>
              <text:p text:style-name="P24">Requer mais memória auxiliar do que outros algoritmos de ordenação in-place.</text:p>
            </text:list-item>
            <text:list-item>
              <text:p text:style-name="P24">O desempenho pode ser prejudicado por listas muito grandes.</text:p>
            </text:list-item>
          </text:list>
        </text:list-item>
      </text:list>
      <text:p text:style-name="P6"><text:span text:style-name="Strong_20_Emphasis">Quick Sort:</text:span></text:p>
      <text:list text:style-name="L36">
        <text:list-item>
          <text:p text:style-name="P25"><text:span text:style-name="Strong_20_Emphasis">Cenários adequados:</text:span></text:p>
          <text:list>
            <text:list-item>
              <text:p text:style-name="P25">Ordenação geral de listas de dados, especialmente quando a velocidade é crucial.</text:p>
            </text:list-item>
            <text:list-item>
              <text:p text:style-name="P25">Algoritmo com bom desempenho médio (O(n log n)).</text:p>
            </text:list-item>
          </text:list>
        </text:list-item>
        <text:list-item>
          <text:p text:style-name="P25"><text:span text:style-name="Strong_20_Emphasis">Desvantagens:</text:span></text:p>
          <text:list>
            <text:list-item>
              <text:p text:style-name="P25">Pode ter um desempenho pior em listas já ordenadas ou com muitos elementos iguais.</text:p>
            </text:list-item>
            <text:list-item>
              <text:p text:style-name="P25">O algoritmo básico não é estável, mas pode ser modificado para ser.</text:p>
            </text:list-item>
            <text:list-item>
              <text:p text:style-name="P25">É sensível à escolha do pivô, o que pode afetar seu desempenho.</text:p>
            </text:list-item>
          </text:list>
        </text:list-item>
      </text:list>
      <text:p text:style-name="P2"><text:line-break/><text:bookmark text:name="docs-internal-guid-0d3e6e7c-7fff-9727-5033-7e6128783505"/><text:span text:style-name="T2">Defina o que significa um algoritmo de ordenação ser estável.</text:span></text:p>
      <text:p text:style-name="P4"><text:line-break/>Um algoritmo de ordenação é considerado <text:span text:style-name="Strong_20_Emphasis">estável</text:span> se ele preserva a ordem relativa de elementos com chaves iguais durante o processo de ordenação. Em outras palavras, se dois elementos com a mesma chave de ordenação estiverem em ordem decrescente na lista original, eles também estarão em ordem decrescente na lista ordenada. <text:line-break/><text:line-break/>Se a lista for ordenada por nota de matemática, um algoritmo estável garantiria que, na lista ordenada, Ana sempre estivesse antes de Beto, mesmo que ambos tivessem a mesma nota. Isso porque a ordem original dos elementos com a mesma chave foi preservada.</text:p>
      <text:p text:style-name="P6"><text:soft-page-break/><text:span text:style-name="Strong_20_Emphasis"><text:line-break/><text:line-break/>Importância da estabilidade:</text:span></text:p>
      <text:p text:style-name="P6">A estabilidade é importante em diversos cenários, como:</text:p>
      <text:list text:style-name="L38">
        <text:list-item>
          <text:p text:style-name="P26"><text:span text:style-name="Strong_20_Emphasis">Listas com informações adicionais:</text:span> Se cada elemento da lista possuir informações adicionais além da chave de ordenação, a estabilidade garante que essas informações sejam preservadas junto com a ordenação das chaves. Por exemplo, em uma lista de produtos com preço e código de barras, a estabilidade garante que produtos com o mesmo preço mantenham sua ordem original em relação ao código de barras.</text:p>
        </text:list-item>
        <text:list-item>
          <text:p text:style-name="P26"><text:span text:style-name="Strong_20_Emphasis">Ordenação secundária:</text:span> Quando a ordenação é realizada em várias chaves, a estabilidade garante que a ordem original dos elementos seja preservada em relação às chaves que não estão sendo utilizadas no momento. Por exemplo, ao ordenar uma lista de contatos por nome e, em seguida, por cidade, a estabilidade garante que contatos com o mesmo nome sejam ordenados por cidade na mesma ordem em que estavam originalmente.<text:line-break/></text:p>
        </text:list-item>
      </text:list>
      <text:p text:style-name="P6"><text:span text:style-name="Strong_20_Emphasis">Exemplos de algoritmos estáveis:</text:span></text:p>
      <text:list text:style-name="L39">
        <text:list-item>
          <text:p text:style-name="P27"><text:span text:style-name="Strong_20_Emphasis">Insertion Sort:</text:span> O Insertion Sort é um algoritmo de ordenação estável por sua natureza.</text:p>
        </text:list-item>
        <text:list-item>
          <text:p text:style-name="P27"><text:span text:style-name="Strong_20_Emphasis">Merge Sort:</text:span> O Merge Sort é um algoritmo de ordenação estável por sua estrutura de ordenação recursiva.</text:p>
        </text:list-item>
        <text:list-item>
          <text:p text:style-name="P27"><text:span text:style-name="Strong_20_Emphasis">Counting Sort:</text:span> O Counting Sort é um algoritmo de ordenação estável por sua forma de contagem e ordenação dos elementos.<text:line-break/></text:p>
        </text:list-item>
      </text:list>
      <text:p text:style-name="P6"><text:span text:style-name="Strong_20_Emphasis">Algoritmos instáveis:</text:span></text:p>
      <text:list text:style-name="L40">
        <text:list-item>
          <text:p text:style-name="P28"><text:span text:style-name="Strong_20_Emphasis">Bubble Sort:</text:span> O Bubble Sort não é um algoritmo estável por causa da forma como troca os elementos.</text:p>
        </text:list-item>
        <text:list-item>
          <text:p text:style-name="P28"><text:span text:style-name="Strong_20_Emphasis">Selection Sort:</text:span> O Selection Sort não é um algoritmo estável por causa da forma como seleciona o menor elemento.</text:p>
        </text:list-item>
        <text:list-item>
          <text:p text:style-name="P28"><text:span text:style-name="Strong_20_Emphasis">Quick Sort:</text:span> O Quick Sort não é um algoritmo estável em sua forma básica, mas pode ser modificado para se tornar estável.</text:p>
        </text:list-item>
      </text:list>
      <text:p text:style-name="P4"><text:line-break/><text:bookmark text:name="docs-internal-guid-370ea3dd-7fff-b305-3309-37fc32cb3082"/><text:span text:style-name="T2">Defina o que significa um algoritmo de ordenação ser in-place.</text:span> <text:line-break/><text:line-break/>Um algoritmo de ordenação <text:span text:style-name="Strong_20_Emphasis">in-place</text:span> é aquele que ordena os elementos da lista <text:span text:style-name="Strong_20_Emphasis">sem</text:span> a necessidade de criar uma nova estrutura de dados para armazenar os elementos ordenados. Em outras palavras, a ordenação <text:span text:style-name="Strong_20_Emphasis">acontece no lugar</text:span>, modificando diretamente a lista original. <text:line-break/><text:line-break/><text:bookmark text:name="docs-internal-guid-4b620b05-7fff-25b5-d72c-254f21f02774"/><text:span text:style-name="T2">Quais dos algoritmos mencionados são in-place?</text:span></text:p>
      <text:p text:style-name="P4"><text:line-break/><text:span text:style-name="Strong_20_Emphasis">Bubble Sort:</text:span> O Bubble Sort ordena os elementos da lista trocando-os diretamente na posição original, sem a necessidade de criar uma nova estrutura de dados.</text:p>
      <text:list text:style-name="L42">
        <text:list-item>
          <text:p text:style-name="P29"><text:span text:style-name="Strong_20_Emphasis">Selection Sort:</text:span> O Selection Sort também realiza a ordenação trocando os elementos na lista original, sem usar estruturas auxiliares.</text:p>
        </text:list-item>
        <text:list-item>
          <text:p text:style-name="P29"><text:span text:style-name="Strong_20_Emphasis">Insertion Sort:</text:span> O Insertion Sort pode ser implementado de forma in-place, inserindo os elementos na posição correta da lista original à medida que os ordena.</text:p>
        </text:list-item>
        <text:list-item>
          <text:p text:style-name="P29"><text:span text:style-name="Strong_20_Emphasis">Quick Sort:</text:span> O Quick Sort também pode ser implementado como um algoritmo in-place, particionando a lista e ordenando recursivamente os subconjuntos sem criar novas listas.</text:p>
        </text:list-item>
      </text:list>
      <text:p text:style-name="P4"><text:soft-page-break/><text:line-break/><text:bookmark text:name="docs-internal-guid-02369f05-7fff-09de-b948-19895d6656bc"/><text:span text:style-name="T2">Quais são algumas otimizações comuns que podem ser aplicadas ao Bubble Sort, Selection Sort e Insertion Sort para melhorar sua eficiência?</text:span></text:p>
      <text:p text:style-name="P4"><text:line-break/>Otimizações para Bubble Sort, Selection Sort e Insertion Sort</text:p>
      <text:p text:style-name="P6">Embora o Bubble Sort, Selection Sort e Insertion Sort sejam algoritmos de ordenação simples e intuitivos, eles possuem eficiência temporal relativamente baixa (O(n²)), o que os torna inviáveis para grandes conjuntos de dados. No entanto, existem algumas otimizações que podem ser aplicadas para melhorar seu desempenho em cenários específicos.</text:p>
      <text:p text:style-name="P6"><text:span text:style-name="Strong_20_Emphasis">Bubble Sort:</text:span></text:p>
      <text:list text:style-name="L44">
        <text:list-item>
          <text:p text:style-name="P30"><text:span text:style-name="Strong_20_Emphasis">Detecção de ordenação precoce:</text:span> A cada iteração, verifique se a lista já está ordenada. Se estiver, pare o algoritmo. Isso evita comparações desnecessárias em listas já ordenadas.</text:p>
        </text:list-item>
        <text:list-item>
          <text:p text:style-name="P30"><text:span text:style-name="Strong_20_Emphasis">Otimização da Bandeira:</text:span> Utilize uma variável "bandeira" para indicar se houve trocas na iteração atual. Se não houver trocas, significa que a lista está ordenada e o algoritmo pode ser interrompido.</text:p>
        </text:list-item>
        <text:list-item>
          <text:p text:style-name="P30"><text:span text:style-name="Strong_20_Emphasis">Redução do número de comparações:</text:span> Em cada iteração, compare apenas os elementos que ainda não estão em sua posição final. Isso pode reduzir significativamente o número de comparações, especialmente em listas quase ordenadas.</text:p>
        </text:list-item>
      </text:list>
      <text:p text:style-name="P6"><text:span text:style-name="Strong_20_Emphasis">Selection Sort:</text:span></text:p>
      <text:list text:style-name="L45">
        <text:list-item>
          <text:p text:style-name="P31"><text:span text:style-name="Strong_20_Emphasis">Seleção do menor elemento a partir do início:</text:span> Em vez de buscar o menor elemento em toda a lista a cada iteração, selecione o menor elemento entre os elementos restantes (a partir do índice atual). Isso reduz o número de comparações necessárias.</text:p>
        </text:list-item>
        <text:list-item>
          <text:p text:style-name="P31"><text:span text:style-name="Strong_20_Emphasis">Inserção ordenada:</text:span> Ao inserir o menor elemento em sua posição final, realize a inserção de forma ordenada, movendo os elementos maiores para cima em vez de trocar cada elemento individualmente.</text:p>
        </text:list-item>
      </text:list>
      <text:p text:style-name="P6"><text:span text:style-name="Strong_20_Emphasis">Insertion Sort:</text:span></text:p>
      <text:list text:style-name="L46">
        <text:list-item>
          <text:p text:style-name="P32"><text:span text:style-name="Strong_20_Emphasis">Inserção binária:</text:span> Para inserir um elemento na lista ordenada, utilize a busca binária para encontrar sua posição correta de forma mais eficiente do que a busca linear.</text:p>
        </text:list-item>
        <text:list-item>
          <text:p text:style-name="P32"><text:span text:style-name="Strong_20_Emphasis">Inserção em blocos:</text:span> Divida a lista em blocos menores e ordene cada bloco individualmente usando o Insertion Sort. Em seguida, combine os blocos ordenados em uma única lista ordenada.</text:p>
        </text:list-item>
      </text:list>
      <text:p text:style-name="P4"><text:line-break/><text:bookmark text:name="docs-internal-guid-72846b36-7fff-8cc3-e6a7-01e6f5a9c147"/><text:span text:style-name="T2">Explique o conceito de "Divisão e Conquista" e como ele é aplicado nos algoritmos Merge Sort e Quick Sort.</text:span> <text:line-break/><text:line-break/><text:line-break/>Divisão e Conquista: Um Paradigma para Ordenação Eficiente</text:p>
      <text:p text:style-name="P6">O paradigma <text:span text:style-name="Strong_20_Emphasis">Divisão e Conquista</text:span> é uma estratégia fundamental na ciência da computação para resolver problemas complexos de forma eficiente. Ele se baseia em três etapas principais:</text:p>
      <text:list text:style-name="L47">
        <text:list-item>
          <text:p text:style-name="P33"><text:span text:style-name="Strong_20_Emphasis">Dividir:</text:span> O problema original é dividido em subproblemas menores e mais gerenciáveis.</text:p>
        </text:list-item>
        <text:list-item>
          <text:p text:style-name="P33"><text:span text:style-name="Strong_20_Emphasis">Conquistar:</text:span> Os subproblemas são resolvidos recursivamente, aplicando o mesmo algoritmo de divisão e conquista até que os subproblemas sejam triviais de resolver.</text:p>
        </text:list-item>
        <text:list-item>
          <text:p text:style-name="P33"><text:span text:style-name="Strong_20_Emphasis">Combinar:</text:span> As soluções dos subproblemas são combinadas para formar a solução do problema original.</text:p>
        </text:list-item>
      </text:list>
      <text:p text:style-name="P6">Esse paradigma é particularmente útil para algoritmos de ordenação, pois permite dividir a lista de dados em sublistas menores, ordená-las recursivamente e, em seguida, combiná-las para formar a lista ordenada final.</text:p>
      <text:h text:style-name="P1" text:outline-level="3"><text:soft-page-break/>Merge Sort: Um Clássico da Divisão e Conquista</text:h>
      <text:p text:style-name="P6">O <text:span text:style-name="Strong_20_Emphasis">Merge Sort</text:span> é um algoritmo de ordenação eficiente que utiliza o paradigma Divisão e Conquista de forma exemplar. Seu funcionamento se baseia nas seguintes etapas:</text:p>
      <text:list text:style-name="L48">
        <text:list-item>
          <text:p text:style-name="P34"><text:span text:style-name="Strong_20_Emphasis">Dividir:</text:span> A lista de dados é dividida em duas sublistas de tamanho aproximadamente igual, utilizando recursão.</text:p>
        </text:list-item>
        <text:list-item>
          <text:p text:style-name="P34"><text:span text:style-name="Strong_20_Emphasis">Conquistar:</text:span> Cada sublista é ordenada recursivamente usando o mesmo algoritmo Merge Sort.</text:p>
        </text:list-item>
        <text:list-item>
          <text:p text:style-name="P34"><text:span text:style-name="Strong_20_Emphasis">Combinar:</text:span> As duas sublistas ordenadas são combinadas em uma única lista ordenada. A combinação é realizada comparando os elementos das sublistas e intercalando-os na lista final na ordem correta.</text:p>
        </text:list-item>
      </text:list>
      <text:p text:style-name="P6">O Merge Sort possui uma complexidade temporal média de <text:span text:style-name="Strong_20_Emphasis">O(n log n)</text:span>, o que o torna um dos algoritmos de ordenação mais eficientes para grandes conjuntos de dados. Além disso, o Merge Sort é um algoritmo <text:span text:style-name="Strong_20_Emphasis">estável</text:span>, o que significa que ele preserva a ordem original de elementos com chaves iguais.</text:p>
      <text:h text:style-name="P1" text:outline-level="3">Quick Sort: Rapidez e Adaptabilidade</text:h>
      <text:p text:style-name="P6">O <text:span text:style-name="Strong_20_Emphasis">Quick Sort</text:span> é outro algoritmo de ordenação popular que utiliza o paradigma Divisão e Conquista. Seu funcionamento se baseia nas seguintes etapas:</text:p>
      <text:list text:style-name="L49">
        <text:list-item>
          <text:p text:style-name="P35"><text:span text:style-name="Strong_20_Emphasis">Dividir:</text:span> Um elemento da lista é escolhido como pivô. A lista é particionada em duas sublistas: uma contendo elementos menores que o pivô e outra contendo elementos maiores.</text:p>
        </text:list-item>
        <text:list-item>
          <text:p text:style-name="P35"><text:span text:style-name="Strong_20_Emphasis">Conquistar:</text:span> As sublistas são ordenadas recursivamente usando o mesmo algoritmo Quick Sort.</text:p>
        </text:list-item>
        <text:list-item>
          <text:p text:style-name="P35"><text:span text:style-name="Strong_20_Emphasis">Combinar:</text:span> As sublistas ordenadas são combinadas na ordem correta, com a sublista de elementos menores seguida pelo pivô e depois pela sublista de elementos maiores.</text:p>
        </text:list-item>
      </text:list>
      <text:p text:style-name="P6">O Quick Sort possui uma complexidade temporal média de <text:span text:style-name="Strong_20_Emphasis">O(n log n)</text:span>, assim como o Merge Sort. No entanto, o Quick Sort pode ter um desempenho pior em casos específicos, como quando a lista de dados já está ordenada ou possui muitos elementos iguais. O Quick Sort não é um algoritmo estável por natureza, mas pode ser modificado para se tornar estável com pequenas alterações em sua implementação.</text:p>
      <text:h text:style-name="P1" text:outline-level="3">Vantagens da Divisão e Conquista para Ordenação:</text:h>
      <text:list text:style-name="L50">
        <text:list-item>
          <text:p text:style-name="P36"><text:span text:style-name="Strong_20_Emphasis">Eficiência:</text:span> Permite resolver problemas de ordenação em tempo logarítmico (O(n log n)), o que é significativamente mais rápido do que algoritmos quadráticos (O(n²)).</text:p>
        </text:list-item>
        <text:list-item>
          <text:p text:style-name="P36"><text:span text:style-name="Strong_20_Emphasis">Simplicidade:</text:span> A estrutura recursiva do paradigma é intuitiva e fácil de implementar.</text:p>
        </text:list-item>
        <text:list-item>
          <text:p text:style-name="P36"><text:span text:style-name="Strong_20_Emphasis">Adaptabilidade:</text:span> O paradigma pode ser aplicado a diversos problemas além da ordenação, como busca, inversão e classificação.</text:p>
        </text:list-item>
      </text:list>
      <text:h text:style-name="P1" text:outline-level="3">Desafios da Divisão e Conquista:</text:h>
      <text:list text:style-name="L51">
        <text:list-item>
          <text:p text:style-name="P37"><text:span text:style-name="Strong_20_Emphasis">Memória:</text:span> A recursão pode consumir muita memória, especialmente para grandes conjuntos de dados.</text:p>
        </text:list-item>
        <text:list-item>
          <text:p text:style-name="P37"><text:span text:style-name="Strong_20_Emphasis">Casos específicos:</text:span> O desempenho pode ser afetado por casos específicos da lista de dados, como elementos iguais ou listas já ordenadas.</text:p>
        </text:list-item>
      </text:list>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1T19:16:07.208000000</meta:creation-date>
    <dc:date>2024-04-22T13:32:21.624000000</dc:date>
    <meta:editing-duration>PT9M31S</meta:editing-duration>
    <meta:editing-cycles>1</meta:editing-cycles>
    <meta:document-statistic meta:table-count="0" meta:image-count="0" meta:object-count="0" meta:page-count="10" meta:paragraph-count="188" meta:word-count="4568" meta:character-count="27921" meta:non-whitespace-character-count="23585"/>
    <meta:generator>LibreOffice/24.2.2.2$Windows_X86_64 LibreOffice_project/d56cc158d8a96260b836f100ef4b4ef25d6f1a01</meta:generator>
  </office:meta>
</office:document-meta>
</file>